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25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7.9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7.542cm"/>
      <style:paragraph-properties style:writing-mode="lr-tb"/>
    </style:style>
    <style:style style:name="gr4" style:family="graphic" style:parent-style-name="standard">
      <style:graphic-properties draw:stroke="none" draw:fill="none" fo:min-height="27.967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text-properties fo:hyphenate="false" loext:hyphenation-no-caps="false" loext:hyphenation-no-last-word="false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9" style:family="text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T10" style:family="text">
      <style:text-properties style:font-name="Liberation Sans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11" style:family="text">
      <style:text-properties style:font-name="Liberation Sans" fo:font-size="12pt" style:text-underline-style="solid" style:text-underline-width="auto" style:text-underline-color="font-color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12" style:family="text">
      <style:text-properties style:font-name="Liberation Sans" fo:font-size="12pt" fo:font-style="italic" fo:font-weight="normal" style:font-name-asian="Liberation Sans1" style:font-size-asian="12pt" style:font-style-asian="italic" style:font-weight-asian="normal" style:font-name-complex="Liberation Sans1" style:font-size-complex="12pt" style:font-style-complex="italic" style:font-weight-complex="normal"/>
    </style:style>
    <style:style style:name="T13" style:family="text">
      <style:text-properties style:font-name="Liberation Sans" fo:font-size="12pt" style:text-underline-style="none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14" style:family="text">
      <style:text-properties style:font-name="Liberation Sans" fo:font-size="12pt" style:text-underline-style="none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15" style:family="text">
      <style:text-properties style:font-name="Liberation Sans" fo:font-size="12pt" fo:font-style="italic" style:text-underline-style="none" fo:font-weight="normal" style:font-name-asian="Liberation Sans1" style:font-size-asian="12pt" style:font-style-asian="italic" style:font-weight-asian="normal" style:font-name-complex="Liberation Sans1" style:font-size-complex="12pt" style:font-style-complex="italic" style:font-weight-complex="normal"/>
    </style:style>
    <style:style style:name="T16" style:family="text">
      <style:text-properties style:font-name="Liberation Sans" fo:font-size="12pt" fo:font-style="normal" style:text-underline-style="none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7" style:family="text">
      <style:text-properties style:font-name="Liberation Sans" fo:font-size="12pt" fo:font-style="normal" style:text-underline-style="solid" style:text-underline-width="auto" style:text-underline-color="font-color" fo:font-weight="bold" style:font-name-asian="Liberation Sans1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T18" style:family="text">
      <style:text-properties style:font-name="Liberation Sans" fo:font-size="12pt" fo:font-style="normal" style:text-underline-style="none" fo:font-weight="bold" style:font-name-asian="Liberation Sans1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T19" style:family="text">
      <style:text-properties style:font-name="Liberation Sans1" fo:font-size="12pt" style:text-underline-style="none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20" style:family="text">
      <style:text-properties style:text-position="super 58%" style:font-name="Liberation Sans" fo:font-size="12pt" style:text-underline-style="none" fo:font-weight="normal" style:font-name-asian="Liberation Sans1" style:font-size-asian="12pt" style:font-weight-asian="normal" style:font-name-complex="Liberation Sans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Game Overview" draw:style-name="dp1" draw:master-page-name="Default">
        <draw:frame draw:style-name="gr1" draw:text-style-name="P2" draw:layer="layout" svg:width="19cm" svg:height="27.502cm" svg:x="1cm" svg:y="1cm">
          <draw:text-box>
            <text:p text:style-name="P1"><text:span text:style-name="T1">Game overview</text:span></text:p>
            <text:p text:style-name="P1"><text:span text:style-name="T2">Each mission setup explains the goal, success &amp; fail criteria.</text:span></text:p>
            <text:p text:style-name="P1"/>
            <text:p text:style-name="P1"><text:span text:style-name="T2">Refer to the Captain’s Log to see how a round works. There are timed steps (grey, 30s per circle) and untimed steps (red).</text:span></text:p>
            <text:list text:style-name="L1">
              <text:list-item>
                <text:p text:style-name="P1"><text:span text:style-name="T2">Energy allows/enhances certain actions. The engineer allocates energy using the tile arranging game.</text:span></text:p>
              </text:list-item>
              <text:list-item>
                <text:p text:style-name="P1"><text:span text:style-name="T2">Damage is assigned by flipping a damage card and applying its effects.</text:span></text:p>
              </text:list-item>
            </text:list>
            <text:p text:style-name="P1"/>
            <text:p text:style-name="P1"><text:span text:style-name="T2">Action Phase:</text:span></text:p>
            <text:list text:continue-numbering="true" text:style-name="L1">
              <text:list-item>
                <text:p text:style-name="P1"><text:span text:style-name="T2">Sensors: </text:span></text:p>
                <text:list>
                  <text:list-item>
                    <text:p text:style-name="P1"><text:span text:style-name="T2">Find the shapes which fit the cards</text:span></text:p>
                  </text:list-item>
                  <text:list-item>
                    <text:p text:style-name="P1"><text:span text:style-name="T2">Assigns locks on targets.</text:span></text:p>
                  </text:list-item>
                </text:list>
              </text:list-item>
              <text:list-item>
                <text:p text:style-name="P1"><text:span text:style-name="T2">Weapons: </text:span></text:p>
                <text:list>
                  <text:list-item>
                    <text:p text:style-name="P1"><text:span text:style-name="T2">Fill the shapes on the cards with tile shapes</text:span></text:p>
                  </text:list-item>
                  <text:list-item>
                    <text:p text:style-name="P1"><text:span text:style-name="T2">Load one torpedo per complete card</text:span></text:p>
                  </text:list-item>
                </text:list>
              </text:list-item>
              <text:list-item>
                <text:p text:style-name="P1"><text:span text:style-name="T2">Engineering:</text:span></text:p>
                <text:list>
                  <text:list-item>
                    <text:p text:style-name="P1"><text:span text:style-name="T2">Arrange shapes so sides match</text:span></text:p>
                  </text:list-item>
                  <text:list-item>
                    <text:p text:style-name="P1"><text:span text:style-name="T2">Assign energy to stations based on complete circles</text:span></text:p>
                  </text:list-item>
                </text:list>
              </text:list-item>
              <text:list-item>
                <text:p text:style-name="P1"><text:span text:style-name="T2">Helm:</text:span></text:p>
                <text:list>
                  <text:list-item>
                    <text:p text:style-name="P1"><text:span text:style-name="T2">Use energy to change speed &amp; manouverability</text:span></text:p>
                  </text:list-item>
                  <text:list-item>
                    <text:p text:style-name="P1"><text:span text:style-name="T2">Arrange movement cards to plot course</text:span></text:p>
                  </text:list-item>
                </text:list>
              </text:list-item>
              <text:list-item>
                <text:p text:style-name="P1"><text:span text:style-name="T2">Shields:</text:span></text:p>
                <text:list>
                  <text:list-item>
                    <text:p text:style-name="P1"><text:span text:style-name="T2">Assign blue &amp; orange hexes for Yahtzee/Poker type scoring</text:span></text:p>
                  </text:list-item>
                  <text:list-item>
                    <text:p text:style-name="P1"><text:span text:style-name="T2">Assigns shield strength for each side of ship</text:span></text:p>
                  </text:list-item>
                </text:list>
              </text:list-item>
              <text:list-item>
                <text:p text:style-name="P1"><text:span text:style-name="T2">Core breach:</text:span></text:p>
                <text:list>
                  <text:list-item>
                    <text:p text:style-name="P1"><text:span text:style-name="T2">If core breach is in progress, players must also find matching cards to prevent ship exploring</text:span></text:p>
                  </text:list-item>
                </text:list>
              </text:list-item>
            </text:list>
            <text:p text:style-name="P1"/>
            <text:p text:style-name="P1"><text:span text:style-name="T2">Resolution phase:</text:span></text:p>
            <text:list text:continue-numbering="true" text:style-name="L1">
              <text:list-item>
                <text:p text:style-name="P1"><text:span text:style-name="T2">Shields: Apply shields according to score</text:span></text:p>
              </text:list-item>
              <text:list-item>
                <text:p text:style-name="P1"><text:span text:style-name="T2">Helm: Apply plotted course to move ship</text:span></text:p>
              </text:list-item>
              <text:list-item>
                <text:p text:style-name="P1"><text:span text:style-name="T2">Sensors: Choose where to apply locks</text:span></text:p>
              </text:list-item>
            </text:list>
            <text:p text:style-name="P1"/>
            <text:p text:style-name="P1"><text:span text:style-name="T2">Tractor beam attempts:</text:span></text:p>
            <text:list text:continue-numbering="true" text:style-name="L1">
              <text:list-item>
                <text:p text:style-name="P1"><text:span text:style-name="T2">Flip two tiles – if shape &amp; number match, get points. Total points must exceed ship’s speed + distance from target.</text:span></text:p>
              </text:list-item>
              <text:list-item>
                <text:p text:style-name="P1"><text:span text:style-name="T2">Tractor beam = collect crystal, or do double damage when firing torpedoes. </text:span></text:p>
              </text:list-item>
            </text:list>
            <text:p text:style-name="P1"><text:span text:style-name="T3"/></text:p>
            <text:p text:style-name="P1"><text:span text:style-name="T2">Weapons:</text:span></text:p>
            <text:list text:continue-numbering="true" text:style-name="L1">
              <text:list-item>
                <text:p text:style-name="P1"><text:span text:style-name="T2">Fire torpedoes (flick disc along track)</text:span></text:p>
              </text:list-item>
            </text:list>
            <text:p text:style-name="P1"><text:span text:style-name="T4"/></text:p>
            <text:p text:style-name="P1"><text:span text:style-name="T2">Enemy action:</text:span></text:p>
            <text:list text:continue-numbering="true" text:style-name="L1">
              <text:list-item>
                <text:p text:style-name="P1"><text:span text:style-name="T2">Enemy ships attempt to get a lock, move towards and fire at target.</text:span></text:p>
              </text:list-item>
            </text:list>
            <text:p text:style-name="P1"><text:span text:style-name="T4"/></text:p>
            <text:p text:style-name="P1"><text:span text:style-name="T2">Jump:</text:span></text:p>
            <text:list text:continue-numbering="true" text:style-name="L1">
              <text:list-item>
                <text:p text:style-name="P1"><text:span text:style-name="T2">Ends mission.</text:span></text:p>
              </text:list-item>
            </text:list>
            <text:p text:style-name="P1"><text:span text:style-name="T4"/></text:p>
            <text:p text:style-name="P1"><text:span text:style-name="T2">Repair:</text:span></text:p>
            <text:list text:continue-numbering="true" text:style-name="L1">
              <text:list-item>
                <text:p text:style-name="P1"><text:span text:style-name="T2">Flip repair cards. Successful repair will remove ongoing effects. Unsuccessful repair causes more damage.</text:span></text:p>
              </text:list-item>
            </text:list>
          </draw:text-box>
        </draw:frame>
      </draw:page>
      <draw:page draw:name="Captain, Engineering, Helm, Sensors, Tractor, Weapons" draw:style-name="dp1" draw:master-page-name="Default">
        <draw:frame draw:style-name="gr2" draw:text-style-name="P4" draw:layer="layout" svg:width="19.25cm" svg:height="28.217cm" svg:x="0.956cm" svg:y="0.782cm">
          <draw:text-box>
            <text:p><text:span text:style-name="T5">Captain</text:span></text:p>
            <text:list text:style-name="L1">
              <text:list-item>
                <text:p><text:span text:style-name="T6">Captain’s log = turn sequence</text:span></text:p>
              </text:list-item>
              <text:list-item>
                <text:p><text:span text:style-name="T6">Sand timer = time allowed for timed steps (30s)</text:span></text:p>
              </text:list-item>
              <text:list-item>
                <text:p><text:span text:style-name="T6">Use 1 Experimental Equipment card per turn (can’t reuse)</text:span></text:p>
              </text:list-item>
            </text:list>
            <text:p><text:span text:style-name="T6"/></text:p>
            <text:p><text:span text:style-name="T5">Engineering</text:span></text:p>
            <text:p><text:span text:style-name="T7">Step 1:</text:span><text:span text:style-name="T6"> Distribute energy tokens </text:span></text:p>
            <text:list text:continue-numbering="true" text:style-name="L1">
              <text:list-item>
                <text:p><text:span text:style-name="T6">full circles in tile layout</text:span></text:p>
              </text:list-item>
              <text:list-item>
                <text:p><text:span text:style-name="T6">max 4 energy per station</text:span></text:p>
              </text:list-item>
              <text:list-item>
                <text:p><text:span text:style-name="T6">change types 2:1</text:span></text:p>
              </text:list-item>
            </text:list>
            <text:p><text:span text:style-name="T7">Step 2:</text:span><text:span text:style-name="T6"> Shuffle tiles, draw 7 face-down</text:span></text:p>
            <text:p><text:span text:style-name="T7">Step 3:</text:span><text:span text:style-name="T6"> Match symbols. Not all edges need to match.</text:span></text:p>
            <text:p><text:span text:style-name="T6"/></text:p>
            <text:p><text:span text:style-name="T5">Helm</text:span></text:p>
            <text:p><text:span text:style-name="T7">Step 2:</text:span><text:span text:style-name="T6"> </text:span></text:p>
            <text:list text:style-name="L2">
              <text:list-item>
                <text:p><text:span text:style-name="T6">Energy: Thrust (</text:span><text:span text:style-name="T8">±</text:span><text:span text:style-name="T9">1 speed) / Manoeuvre (+1 card)</text:span></text:p>
              </text:list-item>
              <text:list-item>
                <text:p><text:span text:style-name="T9">Draw random standard cards (speed + manoeuvre)</text:span></text:p>
              </text:list-item>
            </text:list>
            <text:p><text:span text:style-name="T10">Step 3:</text:span><text:span text:style-name="T9"> Place X cards, where X=speed.</text:span></text:p>
            <text:list text:style-name="L1">
              <text:list-item>
                <text:p><text:span text:style-name="T9">Choose from standard cards and any special cards. (Special cause damage)</text:span></text:p>
              </text:list-item>
              <text:list-item>
                <text:p><text:span text:style-name="T9">Out of time: Place standard cards at random.</text:span></text:p>
              </text:list-item>
            </text:list>
            <text:p><text:span text:style-name="T10">Step 4:</text:span></text:p>
            <text:list text:style-name="L2">
              <text:list-item>
                <text:p><text:span text:style-name="T9">Move the ship, apply map effects immediately</text:span></text:p>
              </text:list-item>
              <text:list-item>
                <text:p><text:span text:style-name="T9">Special cards used: Roll for damage</text:span></text:p>
              </text:list-item>
              <text:list-item>
                <text:p><text:span text:style-name="T9">Reset cards</text:span></text:p>
              </text:list-item>
            </text:list>
            <text:p><text:span text:style-name="T9"/></text:p>
            <text:p><text:span text:style-name="T11">Sensors</text:span></text:p>
            <text:p><text:span text:style-name="T10">Step 2:</text:span><text:span text:style-name="T9"> </text:span></text:p>
            <text:list text:style-name="L3">
              <text:list-item>
                <text:p text:style-name="P3"><text:span text:style-name="T9">Assign </text:span><text:span text:style-name="T8">≤ </text:span><text:span text:style-name="T9">3 sensor targets (enemy/crystals cards). No range limit.</text:span></text:p>
              </text:list-item>
              <text:list-item>
                <text:p text:style-name="P3"><text:span text:style-name="T9">Draw 1 sensor target card per energy, put them below targets.</text:span></text:p>
              </text:list-item>
            </text:list>
            <text:p><text:span text:style-name="T10">Step 3:</text:span><text:span text:style-name="T9"> For each energy: Pull out a shape.</text:span></text:p>
            <text:list text:style-name="L1">
              <text:list-item>
                <text:p><text:span text:style-name="T9">Success: put on matching card (1 point)</text:span></text:p>
              </text:list-item>
              <text:list-item>
                <text:p><text:span text:style-name="T9">Fail: Put on any card (disabling it).</text:span></text:p>
              </text:list-item>
            </text:list>
            <text:p><text:span text:style-name="T10">Step 4:</text:span><text:span text:style-name="T9"> </text:span></text:p>
            <text:list text:continue-numbering="true" text:style-name="L1">
              <text:list-item>
                <text:p><text:span text:style-name="T9">Each target:</text:span></text:p>
                <text:list>
                  <text:list-item>
                    <text:p><text:span text:style-name="T10">1pt</text:span><text:span text:style-name="T9"> = break/make lock; </text:span><text:span text:style-name="T10">2pts</text:span><text:span text:style-name="T9"> = upgrade lock; </text:span><text:span text:style-name="T10">3pts</text:span><text:span text:style-name="T9"> = superlock </text:span></text:p>
                  </text:list-item>
                  <text:list-item>
                    <text:p><text:span text:style-name="T9">Note superlocks are reset to regular locks at end of turn</text:span></text:p>
                  </text:list-item>
                </text:list>
              </text:list-item>
              <text:list-item>
                <text:p><text:span text:style-name="T9">Sector scan:</text:span></text:p>
                <text:list>
                  <text:list-item>
                    <text:p><text:span text:style-name="T9">Draw map tile, don’t flip/rotate, place units (see Mission Rules)</text:span></text:p>
                  </text:list-item>
                </text:list>
              </text:list-item>
              <text:list-item>
                <text:p><text:span text:style-name="T9">Reset cards &amp; shapes</text:span></text:p>
              </text:list-item>
            </text:list>
            <text:p><text:span text:style-name="T9"/></text:p>
            <text:p><text:span text:style-name="T11">Tractor beams</text:span></text:p>
            <text:p><text:span text:style-name="T10">Step 5:</text:span><text:span text:style-name="T12"> (can do the following for multiple objects if enough energy)</text:span></text:p>
            <text:list text:style-name="L2">
              <text:list-item>
                <text:p><text:span text:style-name="T9">Announce target (if any) – ship/crystal with lock; max range 4 spaces</text:span></text:p>
              </text:list-item>
              <text:list-item>
                <text:p><text:span text:style-name="T9">Use 1 energy: flip 2 tiles.</text:span></text:p>
              </text:list-item>
            </text:list>
            <text:list text:style-name="L1">
              <text:list-item>
                <text:list>
                  <text:list-item>
                    <text:p><text:span text:style-name="T9">Success: Matching shape &amp; number – X points for number on tile (2X if superlock)</text:span></text:p>
                  </text:list-item>
                  <text:list-item>
                    <text:p><text:span text:style-name="T9">Fail: No match – turn tiles face down</text:span></text:p>
                  </text:list-item>
                </text:list>
              </text:list-item>
            </text:list>
            <text:list text:style-name="L2">
              <text:list-item>
                <text:p><text:span text:style-name="T9">Overall success: Points </text:span><text:span text:style-name="T8">≥</text:span><text:span text:style-name="T9"> ship’s speed + distance from target</text:span></text:p>
              </text:list-item>
            </text:list>
            <text:p><text:span text:style-name="T9"/></text:p>
            <text:p><text:span text:style-name="T11">Weapons</text:span></text:p>
            <text:p><text:span text:style-name="T13">Step 2:</text:span><text:span text:style-name="T14"> Draw 1 torpedo tube card per energy (face-down)</text:span></text:p>
            <text:p><text:span text:style-name="T13">Step 3:</text:span><text:span text:style-name="T14"> Flip cards. Fit pieces into card shapes, Tetris-style.</text:span></text:p>
            <text:p><text:span text:style-name="T13">Step 6:</text:span><text:span text:style-name="T14"> Fire a torpedo for each completed card.</text:span></text:p>
            <text:list text:style-name="L1">
              <text:list-item>
                <text:p><text:span text:style-name="T14">If shortest paths are blocked by rifts, can’t fire.</text:span></text:p>
              </text:list-item>
            </text:list>
            <text:list text:style-name="L2">
              <text:list-item>
                <text:p><text:span text:style-name="T14">Set disc to range between ship and target (max 6)</text:span></text:p>
              </text:list-item>
              <text:list-item>
                <text:p><text:span text:style-name="T14">Flick the disc.</text:span></text:p>
              </text:list-item>
              <text:list-item>
                <text:p><text:span text:style-name="T14">Damage = largest zone it lands in (by lock type; doubled if tractor beam locked on).</text:span></text:p>
              </text:list-item>
            </text:list>
            <text:list text:style-name="L1">
              <text:list-item>
                <text:list>
                  <text:list-item>
                    <text:p><text:span text:style-name="T14">Track damage with damage markers on enemy ship card.</text:span></text:p>
                  </text:list-item>
                  <text:list-item>
                    <text:p><text:span text:style-name="T14">(if successful, even if blocked by shields) Flip enemy ship to “locked” side</text:span></text:p>
                  </text:list-item>
                </text:list>
              </text:list-item>
            </text:list>
            <text:list text:style-name="L2">
              <text:list-item>
                <text:p><text:span text:style-name="T14">Reset cards &amp; shapes.</text:span></text:p>
              </text:list-item>
            </text:list>
          </draw:text-box>
        </draw:frame>
      </draw:page>
      <draw:page draw:name="Shields, Damage, Repair, Core Breach" draw:style-name="dp1" draw:master-page-name="Default">
        <draw:frame draw:style-name="gr3" draw:text-style-name="P4" draw:layer="layout" svg:width="19cm" svg:height="27.792cm" svg:x="1cm" svg:y="0.958cm">
          <draw:text-box>
            <text:p><text:span text:style-name="T5">Shields</text:span></text:p>
            <text:p><text:span text:style-name="T14">Shields start at zero</text:span></text:p>
            <text:p><text:span text:style-name="T13">Step 2:</text:span><text:span text:style-name="T14"> Take face-down tiles according to energy</text:span></text:p>
            <text:p><text:span text:style-name="T13">Step 3:</text:span><text:span text:style-name="T14"> Turn over tiles and place on display</text:span></text:p>
            <text:p><text:span text:style-name="T13">Step 4:</text:span><text:span text:style-name="T14"> Assign shield strength based on tile layout in each zone (using centre tiles for every zone)</text:span></text:p>
            <text:list text:style-name="L1">
              <text:list-item>
                <text:p><text:span text:style-name="T14">Number determines base value</text:span></text:p>
              </text:list-item>
              <text:list-item>
                <text:p><text:span text:style-name="T14">Base value doubled if outer tiles are same colour</text:span></text:p>
              </text:list-item>
            </text:list>
            <text:p><text:span text:style-name="T14"/></text:p>
            <text:p><text:span text:style-name="T11">Damage</text:span><text:span text:style-name="T15"> (untimed)</text:span></text:p>
            <text:p><text:span text:style-name="T14">Before game start: </text:span></text:p>
            <text:list text:continue-numbering="true" text:style-name="L1">
              <text:list-item>
                <text:p><text:span text:style-name="T14">Setup damage decks (see setup), core breech marker on 0 space (“ok” side)</text:span></text:p>
              </text:list-item>
            </text:list>
            <text:p><text:span text:style-name="T14">Damage site:</text:span></text:p>
            <text:list text:continue-numbering="true" text:style-name="L1">
              <text:list-item>
                <text:p><text:span text:style-name="T14">side of weapon hit (choose if diagonal), </text:span></text:p>
              </text:list-item>
              <text:list-item>
                <text:p><text:span text:style-name="T14">otherwise use die roll</text:span></text:p>
              </text:list-item>
            </text:list>
            <text:p><text:span text:style-name="T14">Shields:</text:span></text:p>
            <text:list text:continue-numbering="true" text:style-name="L1">
              <text:list-item>
                <text:p text:style-name="P5"><text:span text:style-name="T14">Absorb damage points</text:span></text:p>
              </text:list-item>
              <text:list-item>
                <text:p><text:span text:style-name="T14">Don’t stop internal damage</text:span></text:p>
              </text:list-item>
            </text:list>
            <text:p><text:span text:style-name="T14">Draw a card for each damage point</text:span></text:p>
            <text:list text:continue-numbering="true" text:style-name="L1">
              <text:list-item>
                <text:p><text:span text:style-name="T14">Effects: immediate (!) or ongoing (@)</text:span></text:p>
              </text:list-item>
              <text:list-item>
                <text:p><text:span text:style-name="T14">“</text:span><text:span text:style-name="T14">Absorb energy” (ongoing): Listed unit(s) of energy assigned put on the card first, unused</text:span></text:p>
              </text:list-item>
              <text:list-item>
                <text:p><text:span text:style-name="T14">“</text:span><text:span text:style-name="T14">Shift change”: At least 2 people change station</text:span></text:p>
              </text:list-item>
            </text:list>
            <text:p><text:span text:style-name="T14"/></text:p>
            <text:p><text:span text:style-name="T11">Repair</text:span><text:span text:style-name="T15"> (Discarding ongoing damage cards)</text:span></text:p>
            <text:p><text:span text:style-name="T16">Energy:</text:span></text:p>
            <text:list text:continue-numbering="true" text:style-name="L1">
              <text:list-item>
                <text:p><text:span text:style-name="T16">Don’t need energy to attempt repair</text:span></text:p>
              </text:list-item>
              <text:list-item>
                <text:p><text:span text:style-name="T16">Can assign energy even if no damage currently exists</text:span></text:p>
              </text:list-item>
            </text:list>
            <text:p><text:span text:style-name="T13">Step 9:</text:span><text:span text:style-name="T14"> </text:span></text:p>
            <text:list text:style-name="L2">
              <text:list-item>
                <text:p><text:span text:style-name="T16">One card at a time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Draw a repair card</text:span></text:p>
                  </text:list-item>
                  <text:list-item>
                    <text:p><text:span text:style-name="T16">(</text:span><text:span text:style-name="T15">Optional) </text:span><text:span text:style-name="T14">Use energy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4">Cancel the card’s effects</text:span></text:p>
                      </text:list-item>
                      <text:list-item>
                        <text:p><text:span text:style-name="T14">Roll twice for random card (fail = stop repairs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4">Put it in success/failure spac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4">Green = success; <text:s/>red = fail; <text:s/>both = dice rol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4">Resolve effects </text:span><text:span text:style-name="T15">(untimed)</text:span></text:p>
              </text:list-item>
            </text:list>
            <text:list text:style-name="L1">
              <text:list-item>
                <text:p><text:span text:style-name="T16">Failures: One random damage per card</text:span></text:p>
              </text:list-item>
              <text:list-item>
                <text:p><text:span text:style-name="T16">Successes: Remove one ongoing damage card per success. Remove used success &amp; damage cards from game.</text:span></text:p>
              </text:list-item>
            </text:list>
            <text:p><text:span text:style-name="T16"/></text:p>
            <text:p><text:span text:style-name="T17">Core Breach</text:span></text:p>
            <text:p><text:span text:style-name="T16">When a damage deck is depleted &amp; damage occurs to that side of the ship</text:span></text:p>
            <text:list text:continue-numbering="true" text:style-name="L1">
              <text:list-item>
                <text:p><text:span text:style-name="T16">Advance the core damage marker one box, &amp; flip it to the breach side</text:span></text:p>
              </text:list-item>
              <text:list-item>
                <text:p><text:span text:style-name="T16">Step 8 (jump): Can’t use energy for re-rolls or time extensions</text:span></text:p>
              </text:list-item>
            </text:list>
            <text:p><text:span text:style-name="T16"/></text:p>
            <text:p><text:span text:style-name="T18">Repair</text:span><text:span text:style-name="T16"> </text:span><text:span text:style-name="T15">(mandatory) – if care damage marker is on breach side</text:span></text:p>
            <text:p><text:span text:style-name="T18"><text:tab/></text:span><text:span text:style-name="T18">Step 2:</text:span><text:span text:style-name="T16"> </text:span></text:p>
            <text:list text:style-name="L2">
              <text:list-item>
                <text:list>
                  <text:list-item>
                    <text:p><text:span text:style-name="T16">Shuffle &amp; assign core breach cards equal to core damage valu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6">Assign evenly, but not random</text:span></text:p>
                      </text:list-item>
                      <text:list-item>
                        <text:p><text:span text:style-name="T16">Keep face dow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6">Shuffle core repair deck &amp; hand to a player with core breach card(s)</text:span></text:p>
                  </text:list-item>
                </text:list>
              </text:list-item>
            </text:list>
            <text:p><text:span text:style-name="T16"/></text:p>
            <text:p><text:span text:style-name="T18"><text:tab/></text:span><text:span text:style-name="T18">Step 3:</text:span></text:p>
            <text:list text:style-name="L1">
              <text:list-item>
                <text:list>
                  <text:list-item>
                    <text:p text:style-name="P3"><text:span text:style-name="T16">Turn over one breach card, </text:span></text:p>
                  </text:list-item>
                  <text:list-item>
                    <text:p><text:span text:style-name="T16">Find matching shape in repair deck, place on card, </text:span></text:p>
                  </text:list-item>
                  <text:list-item>
                    <text:p><text:span text:style-name="T16">Pass repair deck to next player</text:span></text:p>
                  </text:list-item>
                </text:list>
              </text:list-item>
            </text:list>
            <text:p><text:span text:style-name="T16"/></text:p>
            <text:p><text:span text:style-name="T16"><text:tab/></text:span><text:span text:style-name="T16">Group success: Flip core damage marker</text:span></text:p>
            <text:p><text:span text:style-name="T16"><text:tab/></text:span><text:span text:style-name="T16">Group failure: Ship explodes. Game over.</text:span></text:p>
          </draw:text-box>
        </draw:frame>
      </draw:page>
      <draw:page draw:name="Jump Drive, Enemies, Advanced Systems" draw:style-name="dp1" draw:master-page-name="Default">
        <draw:frame draw:style-name="gr4" draw:text-style-name="P6" draw:layer="layout" svg:width="18.978cm" svg:height="28.217cm" svg:x="1cm" svg:y="0.75cm">
          <draw:text-box>
            <text:p><text:span text:style-name="T11">Jump Drive</text:span><text:span text:style-name="T15"> (at least 1 energy)</text:span></text:p>
            <text:p><text:span text:style-name="T13">Step 8:</text:span><text:span text:style-name="T14"> Try to get 5-of-a-kind on dice</text:span></text:p>
            <text:list text:style-name="L2">
              <text:list-item>
                <text:p><text:span text:style-name="T14">Roll 5 dice</text:span></text:p>
              </text:list-item>
              <text:list-item>
                <text:p><text:span text:style-name="T14">Change the dice:</text:span></text:p>
              </text:list-item>
            </text:list>
            <text:list text:style-name="L1">
              <text:list-item>
                <text:list>
                  <text:list-item>
                    <text:p><text:span text:style-name="T14">Use Jump Flux cards (flip to show used – but not deactivated)</text:span></text:p>
                  </text:list-item>
                  <text:list-item>
                    <text:p><text:span text:style-name="T14">Use energy to reroll any number of dice</text:span></text:p>
                  </text:list-item>
                </text:list>
              </text:list-item>
            </text:list>
            <text:list text:style-name="L2">
              <text:list-item>
                <text:p><text:span text:style-name="T14">Spend 1 energy to flip sand timer (+30s)</text:span></text:p>
              </text:list-item>
            </text:list>
            <text:p><text:span text:style-name="T14">Success: 5-of-a-kind – jump off map &amp; end game</text:span></text:p>
            <text:p><text:span text:style-name="T14">Failure: Activate one valid inactive Jump Flux card (dice value)</text:span></text:p>
            <text:p><text:span text:style-name="T14"/></text:p>
            <text:p><text:span text:style-name="T11">Enemy Ship</text:span></text:p>
            <text:list text:style-name="L1">
              <text:list-item>
                <text:p><text:span text:style-name="T14">Setup: Pick random difficulty-appropriate ship. Place as instructed.</text:span></text:p>
              </text:list-item>
            </text:list>
            <text:p><text:span text:style-name="T13">Step 7:</text:span></text:p>
            <text:list text:style-name="L2">
              <text:list-item>
                <text:p><text:span text:style-name="T14">Attempt to gain target lock on player ship:</text:span></text:p>
              </text:list-item>
            </text:list>
            <text:list text:style-name="L1">
              <text:list-item>
                <text:list>
                  <text:list-item>
                    <text:p><text:span text:style-name="T14">Roll a die</text:span></text:p>
                    <text:list>
                      <text:list-item>
                        <text:p><text:span text:style-name="T14">Success: die number is </text:span><text:span text:style-name="T19">≥</text:span><text:span text:style-name="T14"> distance to player ship. Flip ship token to “locked”.</text:span></text:p>
                      </text:list-item>
                    </text:list>
                  </text:list-item>
                  <text:list-item>
                    <text:p><text:span text:style-name="T14">If players damage ship (even if blocked by shields) then it automatically has a lock</text:span></text:p>
                  </text:list-item>
                </text:list>
              </text:list-item>
            </text:list>
            <text:list text:style-name="L2">
              <text:list-item>
                <text:p><text:span text:style-name="T14">If locked, move towards player ship</text:span></text:p>
              </text:list-item>
            </text:list>
            <text:list text:style-name="L1">
              <text:list-item>
                <text:list>
                  <text:list-item>
                    <text:p><text:span text:style-name="T14">Path must be as fast as possible</text:span></text:p>
                  </text:list-item>
                  <text:list-item>
                    <text:p><text:span text:style-name="T14">Path should cause least damage</text:span></text:p>
                  </text:list-item>
                  <text:list-item>
                    <text:p><text:span text:style-name="T14">Stop if in same space as player ship</text:span></text:p>
                  </text:list-item>
                  <text:list-item>
                    <text:p><text:span text:style-name="T14">Map effects:</text:span></text:p>
                    <text:list>
                      <text:list-item>
                        <text:p><text:span text:style-name="T14">Nebula, gravity arrow: no effect</text:span></text:p>
                      </text:list-item>
                      <text:list-item>
                        <text:p><text:span text:style-name="T14">Rift: 1 damage. Blocks weapons fire.</text:span></text:p>
                      </text:list-item>
                      <text:list-item>
                        <text:p><text:span text:style-name="T14">Asteroids: 1 damag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4">If locked &amp; within attack range: Fire on player ship.</text:span></text:p>
              </text:list-item>
            </text:list>
            <text:list text:style-name="L1">
              <text:list-item>
                <text:list>
                  <text:list-item>
                    <text:p><text:span text:style-name="T14">Roll one die for each cube icon on ship card</text:span></text:p>
                  </text:list-item>
                  <text:list-item>
                    <text:p><text:span text:style-name="T14">Damage is to facing side (unless already in same space before enemy movement)</text:span></text:p>
                  </text:list-item>
                  <text:list-item>
                    <text:p><text:span text:style-name="T14">Damage amount = die roll + speed modifier (see helm station)</text:span></text:p>
                  </text:list-item>
                </text:list>
              </text:list-item>
            </text:list>
            <text:list text:style-name="L2">
              <text:list-item>
                <text:p><text:span text:style-name="T14">If more than 6 spaces away, ship loses lock</text:span></text:p>
              </text:list-item>
            </text:list>
            <text:p><text:span text:style-name="T14"/></text:p>
            <text:p><text:span text:style-name="T11">Nemesis</text:span></text:p>
            <text:p><text:span text:style-name="T14">Setup: Nemesis track token on captain’s board (see mission setup)</text:span></text:p>
            <text:list text:style-name="L1">
              <text:list-item>
                <text:p><text:span text:style-name="T14">Nemesis is always locked onto player ship</text:span></text:p>
              </text:list-item>
              <text:list-item>
                <text:p><text:span text:style-name="T14">Nemesis can’t be destroyed but can be damaged</text:span></text:p>
              </text:list-item>
              <text:list-item>
                <text:p><text:span text:style-name="T14">Track marker affects speed &amp; attack strength</text:span></text:p>
              </text:list-item>
            </text:list>
            <text:p><text:span text:style-name="T13">Step 7: </text:span></text:p>
            <text:p><text:span text:style-name="T14">If Nemesis not on map: </text:span></text:p>
            <text:list text:continue-numbering="true" text:style-name="L1">
              <text:list-item>
                <text:p><text:span text:style-name="T14">If marker is &gt; 0: Nemesis track marker -1</text:span></text:p>
              </text:list-item>
              <text:list-item>
                <text:p><text:span text:style-name="T14">If marker reaches 0: Place Nemesis ship in spot where player ship started</text:span></text:p>
              </text:list-item>
            </text:list>
            <text:p><text:span text:style-name="T14">If Nemesis is on map:</text:span></text:p>
            <text:list text:style-name="L2">
              <text:list-item>
                <text:p><text:span text:style-name="T14">Take normal enemy action (always locked on)</text:span></text:p>
              </text:list-item>
              <text:list-item>
                <text:p><text:span text:style-name="T14">Nemesis track marker +1 (not past 3)</text:span></text:p>
              </text:list-item>
            </text:list>
            <text:p><text:span text:style-name="T14">Damage to Nemesis:</text:span></text:p>
            <text:list text:style-name="L1">
              <text:list-item>
                <text:p><text:span text:style-name="T14">Multiple torpedos fired at Nemesis: Add damage together first</text:span></text:p>
              </text:list-item>
              <text:list-item>
                <text:p><text:span text:style-name="T14">2 points damage = track marker -1</text:span></text:p>
              </text:list-item>
              <text:list-item>
                <text:p><text:span text:style-name="T14">Map terrain: 1 point damage = track marker -1</text:span></text:p>
              </text:list-item>
            </text:list>
            <text:p><text:span text:style-name="T14"/></text:p>
            <text:p><text:span text:style-name="T11">Advanced Systems</text:span></text:p>
            <text:list text:continue-numbering="true" text:style-name="L1">
              <text:list-item>
                <text:p><text:span text:style-name="T14">Engineering – batteries – extra energy can be used by any station</text:span></text:p>
              </text:list-item>
              <text:list-item>
                <text:p><text:span text:style-name="T14">Helm – evade – extra special manoeuvre card available (must be played first at resolution)</text:span></text:p>
              </text:list-item>
              <text:list-item>
                <text:p><text:span text:style-name="T14">Sensors – cloaking device – enemy lock dice rolls -1, but locks &amp; superlocks lost</text:span></text:p>
              </text:list-item>
              <text:list-item>
                <text:p><text:span text:style-name="T14">Shields – IsoChromic Enhancer – wildcard for colour but flipped for next turn to block spot &amp; prevent colour doubling</text:span></text:p>
              </text:list-item>
              <text:list-item>
                <text:p><text:span text:style-name="T14">Weapons – seeker missiles – requires 2 puzzles; can re-flick (if 1</text:span><text:span text:style-name="T20">st</text:span><text:span text:style-name="T14"> flick lands on the track)</text:span></text:p>
              </text:list-item>
              <text:list-item>
                <text:p><text:span text:style-name="T14">Tractor beams - <text:s/>tribeam – for 1 energy, turn over 3 tiles. If all 3 match, score 1.5x </text:span></text:p>
              </text:list-item>
              <text:list-item>
                <text:p><text:span text:style-name="T14">Jump – blink – discard a jump flux card. Move ship 2 spaces forward, end facing in any direction. <text:s/></text:span></text:p>
              </text:list-item>
              <text:list-item>
                <text:p><text:span text:style-name="T14">Repair – proceed with caution – Roll die twice. Failure: Can’t continue repairs this turn. 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5T13:12:42.823000000</meta:creation-date>
    <dc:date>2024-12-31T20:02:48.527000000</dc:date>
    <meta:editing-duration>PT1H37M10S</meta:editing-duration>
    <meta:editing-cycles>30</meta:editing-cycles>
    <meta:generator>LibreOffice/7.5.0.3$Windows_X86_64 LibreOffice_project/c21113d003cd3efa8c53188764377a8272d9d6de</meta:generator>
    <meta:print-date>2024-12-31T19:56:41.222000000</meta:print-date>
    <meta:document-statistic meta:object-count="4"/>
  </office:meta>
</office:document-meta>
</file>